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ambria Math" svg:font-family="'Cambria Math'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5.24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2" style:family="paragraph">
      <style:text-properties fo:color="#000000" style:font-name="Segoe UI Semibold" fo:font-size="20pt" style:font-size-asian="20pt" style:font-name-complex="Corbel" style:font-size-complex="20pt"/>
    </style:style>
    <style:style style:name="P3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5.24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6" style:family="paragraph">
      <style:paragraph-properties fo:text-align="start">
        <style:tab-stops>
          <style:tab-stop style:position="15.24cm" style:type="right"/>
        </style:tab-stops>
      </style:paragraph-properties>
      <style:text-properties style:font-name="Segoe UI Semibold" fo:font-size="32pt" style:font-size-asian="32pt" style:font-size-complex="32pt"/>
    </style:style>
    <style:style style:name="P7" style:family="paragraph"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position="super 58%" style:font-name="Segoe UI Semibold" fo:font-size="32pt" fo:font-style="italic" fo:font-weight="bold" style:font-name-asian="Arial1" style:font-size-asian="32pt" style:font-style-asian="italic" style:font-weight-asian="bold" style:font-name-complex="Corbel" style:font-size-complex="32pt" style:font-style-complex="italic" style:font-weight-complex="bold"/>
    </style:style>
    <style:style style:name="T3" style:family="text">
      <style:text-properties fo:color="#000000" style:font-name="Segoe UI Semibold" fo:font-size="32pt" fo:font-style="italic" fo:font-weight="bold" style:font-name-asian="Arial1" style:font-size-asian="32pt" style:font-style-asian="italic" style:font-weight-asian="bold" style:font-name-complex="Corbel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style:font-size-asian="32pt" style:font-style-asian="italic" style:font-name-complex="Corbel" style:font-size-complex="32pt" style:language-complex="ar" style:country-complex="SA" style:font-style-complex="italic"/>
    </style:style>
    <style:style style:name="T5" style:family="text">
      <style:text-properties fo:color="#000000" style:text-position="super 58%" style:font-name="Segoe UI Semibold" fo:font-size="32pt" fo:font-style="italic" style:font-size-asian="32pt" style:font-style-asian="italic" style:font-name-complex="Corbel" style:font-size-complex="32pt" style:language-complex="ar" style:country-complex="SA" style:font-style-complex="italic"/>
    </style:style>
    <style:style style:name="T6" style:family="text">
      <style:text-properties fo:color="#000000" style:text-position="0% 100%" style:font-name="Segoe UI Semibold" fo:font-size="32pt" fo:font-style="italic" style:font-size-asian="32pt" style:font-style-asian="italic" style:font-name-complex="Corbel" style:font-size-complex="32pt" style:language-complex="ar" style:country-complex="SA" style:font-style-complex="italic"/>
    </style:style>
    <style:style style:name="T7" style:family="text">
      <style:text-properties fo:color="#000000" style:text-position="33% 58%" style:font-name="Segoe UI Semibold" fo:font-size="32pt" fo:font-style="italic" fo:font-weight="bold" style:font-name-asian="Arial1" style:font-size-asian="32pt" style:font-style-asian="italic" style:font-weight-asian="bold" style:font-name-complex="Corbel" style:font-size-complex="32pt" style:font-style-complex="italic" style:font-weight-complex="bold"/>
    </style:style>
    <style:style style:name="T8" style:family="text">
      <style:text-properties style:font-name="Segoe UI Semibold" fo:font-size="32pt" style:font-name-asian="LSBSymbol1" style:font-size-asian="32pt" style:font-name-complex="LSBSymbol" style:font-size-complex="32pt"/>
    </style:style>
    <style:style style:name="T9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10" style:family="text">
      <style:text-properties style:font-name="Segoe UI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4.384cm" svg:height="7.766cm" svg:x="1.778cm" svg:y="1.016cm">
          <draw:text-box>
            <text:p text:style-name="P1"><text:span text:style-name="T1">Romans 1:1–4</text:span></text:p>
            <text:p text:style-name="P2"><text:span text:style-name="T2">1</text:span><text:span text:style-name="T3"> </text:span><text:span text:style-name="T4">Paul, a servant of Christ Jesus, called to be an apostle, set apart for the gospel of God,</text:span><text:span text:style-name="T5"> 2</text:span><text:span text:style-name="T6">which</text:span><text:span text:style-name="T4"> </text:span><text:span text:style-name="T4">he promised beforehand through his prophets in the holy Scripture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24.384cm" svg:height="7.766cm" svg:x="1.778cm" svg:y="1.016cm">
          <draw:text-box>
            <text:p text:style-name="P5"><text:span text:style-name="T7">3</text:span><text:span text:style-name="T4">concerning his Son, who was descended from David according to the flesh </text:span><text:span text:style-name="T7">4</text:span><text:span text:style-name="T4">and was declared to be the Son of God in power according to the Spirit of holiness by his resurrection from the dead, Jesus Christ our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8" draw:layer="layout" svg:width="24.384cm" svg:height="3.257cm" svg:x="1.778cm" svg:y="1.016cm">
          <draw:text-box>
            <text:p text:style-name="P6"><text:span text:style-name="T8">L: </text:span><text:span text:style-name="T9">This is the Word of the Lord.</text:span></text:p>
            <text:p text:style-name="P7"><text:span text:style-name="T8">C: </text:span><text:span text:style-name="T10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ambria Math" svg:font-family="'Cambria Math'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Heading_20_4" style:display-name="Heading 4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weight="bold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apple-converted-space" style:family="graphic">
      <style:paragraph-properties style:text-autospace="none"/>
    </style:style>
    <style:style style:name="chapternum" style:family="graphic">
      <style:paragraph-properties style:text-autospace="none"/>
    </style:style>
    <style:style style:name="text" style:family="graphic" style:parent-style-name="standard">
      <style:graphic-properties draw:stroke="none" draw:fill="non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eading_20_4_20_Char" style:display-name="Heading 4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font-weight-asian="bold" style:font-weight-complex="bold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3pt" fo:language="en" fo:country="US" fo:font-weight="bold" style:font-name-asian="Goudy Old Style1" style:font-family-asian="'Goudy Old Style'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Calibri1" style:font-family-asian="Calibri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4:26:16.951000000</meta:creation-date>
    <dc:date>2017-03-21T14:35:53.819000000</dc:date>
    <meta:editing-duration>PT9M36S</meta:editing-duration>
    <meta:editing-cycles>2</meta:editing-cycles>
    <meta:generator>LibreOffice/5.2.5.1$Windows_X86_64 LibreOffice_project/0312e1a284a7d50ca85a365c316c7abbf20a4d22</meta:generator>
    <meta:document-statistic meta:object-count="30"/>
  </office:meta>
</office:document-meta>
</file>